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7FF12_17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7, FF 12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Cyrus Adler<text:tab/></text:p>
      <text:p text:style-name="P2">Signed letter<text:tab/><text:tab/><text:tab/><text:tab/><text:tab/>Y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Sabato Morais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July 15, 1897</text:p>
      <text:p text:style-name="P2">Month<text:tab/><text:tab/><text:tab/><text:tab/><text:tab/><text:tab/>July</text:p>
      <text:p text:style-name="P2">Year<text:tab/><text:tab/><text:tab/><text:tab/><text:tab/><text:tab/>1897</text:p>
      <text:p text:style-name="P2">Hebrew Date<text:tab/><text:tab/><text:tab/><text:tab/><text:tab/></text:p>
      <text:p text:style-name="P2">Undated</text:p>
      <text:p text:style-name="P2">City<text:tab/><text:tab/><text:tab/><text:tab/><text:tab/><text:tab/>Washington, D. C.</text:p>
      <text:p text:style-name="P2">State<text:tab/><text:tab/><text:tab/><text:tab/><text:tab/><text:tab/>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3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5">(Symbols: ?=uncertain; []=supplied information; /=end of line)</text:p>
      <text:p text:style-name="P5"/>
      <text:p text:style-name="P5">[Page 1]</text:p>
      <text:p text:style-name="P6">U. S. NATIONAL MUSEUM/</text:p>
      <text:p text:style-name="P6">WASHINGTON CITY/</text:p>
      <text:p text:style-name="P7">July 15[/ inserted by author]97/</text:p>
      <text:p text:style-name="P5">Dear Doctor Morais,/</text:p>
      <text:p text:style-name="P5"><text:tab/>I write to ask whether/ you can make any suggestion as to/ how we could introduce some of the writings/ of David Levi to the readers of the/ Publication Society's books. <text:s/>It was/ suggested to us that the Society/ have Il Profeta translated, but the/ general opinion was that no/</text:p>
      <text:p text:style-name="P5"/>
      <text:p text:style-name="P5">[Page 2]</text:p>
      <text:p text:style-name="P5">one could do justice to this work in/ a translation. <text:s/>Will you please make/ any suggestion that comes into your/ mind including the name of a/ translator. <text:s/>I ought to add that/ the Society does not publish books/ defending Jews against the attacks/ of the anti-Semitists[sic!]. <text:s/>We hold that/ it is not neccesary[sic!] in this country./ <text:s/>We should of course pay David Levi/ for the privilege of translation. <text:s/>I <text:soft-page-break/>was/ very glad to hear of the gift/</text:p>
      <text:p text:style-name="P5"/>
      <text:p text:style-name="P5">[Page 3]</text:p>
      <text:p text:style-name="P5">to the Seminary by the Baroness Hirsch./</text:p>
      <text:p text:style-name="P5"><text:tab/>Sincerely yours/ Cyrus Adler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11T12:50:48.12</meta:creation-date>
    <meta:document-statistic meta:table-count="0" meta:image-count="0" meta:object-count="0" meta:page-count="3" meta:paragraph-count="71" meta:word-count="323" meta:character-count="2172"/>
    <dc:date>2012-01-11T13:03:10.21</dc:date>
    <dc:creator>Penn Libraries</dc:creator>
    <meta:editing-duration>PT00H12M22S</meta:editing-duration>
    <meta:editing-cycles>1</meta:editing-cycles>
    <meta:generator>OpenOffice.org/3.2$Win32 OpenOffice.org_project/320m12$Build-9483</meta:generator>
  </office:meta>
</office:document-meta>
</file>